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7902in" svg:y="0.0394in">
            <draw:object draw:notify-on-update-of-ranges="Sheet1.A1:Sheet1.A1 Sheet1.A2:Sheet1.A26 Sheet1.D2:Sheet1.D24 Sheet1.C2:Sheet1.C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Beneficiaries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float" office:value="228" calcext:value-type="float">
            <text:p>228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8" calcext:value-type="float">
            <text:p>228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27" calcext:value-type="float">
            <text:p>227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27" calcext:value-type="float">
            <text:p>227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7" calcext:value-type="float">
            <text:p>227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7" calcext:value-type="float">
            <text:p>227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7" calcext:value-type="float">
            <text:p>227</text:p>
          </table:table-cell>
          <table:table-cell office:value-type="float" office:value="4169498" calcext:value-type="float">
            <text:p>4,169,498</text:p>
          </table:table-cell>
          <table:table-cell office:value-type="float" office:value="1629247009" calcext:value-type="float">
            <text:p>1,629,247,00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9" calcext:value-type="float">
            <text:p>229</text:p>
          </table:table-cell>
          <table:table-cell office:value-type="float" office:value="4182492" calcext:value-type="float">
            <text:p>4,182,492</text:p>
          </table:table-cell>
          <table:table-cell office:value-type="float" office:value="1632998209" calcext:value-type="float">
            <text:p>1,632,998,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" calcext:value-type="float">
            <text:p>231</text:p>
          </table:table-cell>
          <table:table-cell office:value-type="float" office:value="4288772" calcext:value-type="float">
            <text:p>4,288,772</text:p>
          </table:table-cell>
          <table:table-cell office:value-type="float" office:value="1641534209" calcext:value-type="float">
            <text:p>1,641,534,20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  <table:table-cell office:value-type="float" office:value="4735796" calcext:value-type="float">
            <text:p>4,735,796</text:p>
          </table:table-cell>
          <table:table-cell office:value-type="float" office:value="1642404254" calcext:value-type="float">
            <text:p>1,642,404,25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6" calcext:value-type="float">
            <text:p>236</text:p>
          </table:table-cell>
          <table:table-cell office:value-type="float" office:value="4640322" calcext:value-type="float">
            <text:p>4,640,322</text:p>
          </table:table-cell>
          <table:table-cell office:value-type="float" office:value="1632157054" calcext:value-type="float">
            <text:p>1,632,157,05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0" calcext:value-type="float">
            <text:p>240</text:p>
          </table:table-cell>
          <table:table-cell office:value-type="float" office:value="4794683" calcext:value-type="float">
            <text:p>4,794,683</text:p>
          </table:table-cell>
          <table:table-cell office:value-type="float" office:value="1633480999" calcext:value-type="float">
            <text:p>1,633,480,99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8" calcext:value-type="float">
            <text:p>248</text:p>
          </table:table-cell>
          <table:table-cell office:value-type="float" office:value="4850960" calcext:value-type="float">
            <text:p>4,850,960</text:p>
          </table:table-cell>
          <table:table-cell office:value-type="float" office:value="1635110149" calcext:value-type="float">
            <text:p>1,635,110,14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0" calcext:value-type="float">
            <text:p>250</text:p>
          </table:table-cell>
          <table:table-cell office:value-type="float" office:value="4389241" calcext:value-type="float">
            <text:p>4,389,241</text:p>
          </table:table-cell>
          <table:table-cell office:value-type="float" office:value="1633266057" calcext:value-type="float">
            <text:p>1,633,266,0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6" calcext:value-type="float">
            <text:p>246</text:p>
          </table:table-cell>
          <table:table-cell office:value-type="float" office:value="4466254" calcext:value-type="float">
            <text:p>4,466,254</text:p>
          </table:table-cell>
          <table:table-cell office:value-type="float" office:value="1653874627" calcext:value-type="float">
            <text:p>1,653,874,62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 office:value-type="float" office:value="4818889" calcext:value-type="float">
            <text:p>4,818,889</text:p>
          </table:table-cell>
          <table:table-cell office:value-type="float" office:value="1657661038" calcext:value-type="float">
            <text:p>1,657,661,03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9" calcext:value-type="float">
            <text:p>289</text:p>
          </table:table-cell>
          <table:table-cell office:value-type="float" office:value="7460741" calcext:value-type="float">
            <text:p>7,460,741</text:p>
          </table:table-cell>
          <table:table-cell office:value-type="float" office:value="1856222428" calcext:value-type="float">
            <text:p>1,856,222,4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5" calcext:value-type="float">
            <text:p>305</text:p>
          </table:table-cell>
          <table:table-cell office:value-type="float" office:value="7665212" calcext:value-type="float">
            <text:p>7,665,212</text:p>
          </table:table-cell>
          <table:table-cell office:value-type="float" office:value="1829115069" calcext:value-type="float">
            <text:p>1,829,115,0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8" calcext:value-type="float">
            <text:p>378</text:p>
          </table:table-cell>
          <table:table-cell office:value-type="float" office:value="10994361" calcext:value-type="float">
            <text:p>10,994,361</text:p>
          </table:table-cell>
          <table:table-cell office:value-type="float" office:value="1977955684" calcext:value-type="float">
            <text:p>1,977,955,68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4" calcext:value-type="float">
            <text:p>414</text:p>
          </table:table-cell>
          <table:table-cell office:value-type="float" office:value="13786258" calcext:value-type="float">
            <text:p>13,786,258</text:p>
          </table:table-cell>
          <table:table-cell office:value-type="float" office:value="2690958478" calcext:value-type="float">
            <text:p>2,690,958,4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1" calcext:value-type="float">
            <text:p>371</text:p>
          </table:table-cell>
          <table:table-cell office:value-type="float" office:value="12503750" calcext:value-type="float">
            <text:p>12,503,750</text:p>
          </table:table-cell>
          <table:table-cell office:value-type="float" office:value="2365803106" calcext:value-type="float">
            <text:p>2,365,803,1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1" calcext:value-type="float">
            <text:p>411</text:p>
          </table:table-cell>
          <table:table-cell office:value-type="float" office:value="13136478" calcext:value-type="float">
            <text:p>13,136,478</text:p>
          </table:table-cell>
          <table:table-cell office:value-type="float" office:value="3072292877" calcext:value-type="float">
            <text:p>3,072,292,8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2" calcext:value-type="float">
            <text:p>422</text:p>
          </table:table-cell>
          <table:table-cell office:value-type="float" office:value="12709763" calcext:value-type="float">
            <text:p>12,709,763</text:p>
          </table:table-cell>
          <table:table-cell office:value-type="float" office:value="3560605394" calcext:value-type="float">
            <text:p>3,560,605,3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  <table:table-cell office:value-type="float" office:value="7250781" calcext:value-type="float">
            <text:p>7,250,781</text:p>
          </table:table-cell>
          <table:table-cell office:value-type="float" office:value="2722908627" calcext:value-type="float">
            <text:p>2,722,908,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office:value-type="float" office:value="3343226" calcext:value-type="float">
            <text:p>3,343,226</text:p>
          </table:table-cell>
          <table:table-cell office:value-type="float" office:value="1980064956" calcext:value-type="float">
            <text:p>1,980,064,9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04/2014</text:p>
          </table:table-cell>
          <table:table-cell table:style-name="ce3" table:formula="of:=[.B24]/[.B14]" office:value-type="percentage" office:value="1.70161290322581" calcext:value-type="percentage">
            <text:p>170.16%</text:p>
          </table:table-cell>
          <table:table-cell table:style-name="ce3" table:formula="of:=[.C24]/[.C14]" office:value-type="percentage" office:value="2.6200510826723" calcext:value-type="percentage">
            <text:p>262.01%</text:p>
          </table:table-cell>
          <table:table-cell table:style-name="ce3" table:formula="of:=[.D24]/[.D14]" office:value-type="percentage" office:value="2.17759359892518" calcext:value-type="percentage">
            <text:p>217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0" number:decimal-replacement="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Suárez Jiménez</meta:initial-creator>
    <meta:creation-date>2017-02-13T12:50:47.897330533</meta:creation-date>
    <dc:date>2017-02-15T03:04:32.282413389</dc:date>
    <dc:creator>Fernando Suárez Jiménez</dc:creator>
    <meta:editing-duration>PT1H14M2S</meta:editing-duration>
    <meta:editing-cycles>1</meta:editing-cycles>
    <meta:document-statistic meta:table-count="1" meta:cell-count="10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952cm" style:legend-expansion="high" chart:style-name="ch2"/>
        <chart:plot-area chart:style-name="ch3" table:cell-range-address="Sheet1.A1:Sheet1.A26 Sheet1.C2:Sheet1.D24" chart:data-source-has-labels="both" svg:x="0.32cm" svg:y="0.18cm" svg:width="12.085cm" svg:height="8.64cm">
          <chartooo:coordinate-region svg:x="2.741cm" svg:y="0.379cm" svg:width="7.719cm" svg:height="7.386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2:Sheet1.D24" chart:label-cell-address="monto" chart:class="chart:line">
            <chart:data-point chart:repeated="23"/>
          </chart:series>
          <chart:series chart:attached-axis="secondary-y" chart:style-name="ch9" chart:values-cell-range-address="Sheet1.C2:Sheet1.C24" chart:label-cell-address="beneficiarios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o</text:p>
              </table:table-cell>
              <table:table-cell office:value-type="string">
                <text:p>beneficiarios</text:p>
              </table:table-cell>
            </table:table-row>
          </table:table-header-rows>
          <table:table-rows>
            <table:table-row>
              <table:table-cell office:value-type="float" office:value="1992">
                <text:p>1990</text:p>
                <draw:g>
                  <svg:desc>Sheet1.A2:Sheet1.A26</svg:desc>
                </draw:g>
              </table:table-cell>
              <table:table-cell office:value-type="float" office:value="1629247009">
                <text:p>1629247009</text:p>
                <draw:g>
                  <svg:desc>Sheet1.D2:Sheet1.D24</svg:desc>
                </draw:g>
              </table:table-cell>
              <table:table-cell office:value-type="float" office:value="4169498">
                <text:p>4169498</text:p>
                <draw:g>
                  <svg:desc>Sheet1.C2:Sheet1.C24</svg:desc>
                </draw:g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632998209">
                <text:p>1632998209</text:p>
              </table:table-cell>
              <table:table-cell office:value-type="float" office:value="4182492">
                <text:p>41824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41534209">
                <text:p>1641534209</text:p>
              </table:table-cell>
              <table:table-cell office:value-type="float" office:value="4288772">
                <text:p>428877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642404254">
                <text:p>1642404254</text:p>
              </table:table-cell>
              <table:table-cell office:value-type="float" office:value="4735796">
                <text:p>473579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632157054">
                <text:p>1632157054</text:p>
              </table:table-cell>
              <table:table-cell office:value-type="float" office:value="4640322">
                <text:p>464032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633480999">
                <text:p>1633480999</text:p>
              </table:table-cell>
              <table:table-cell office:value-type="float" office:value="4794683">
                <text:p>479468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635110149">
                <text:p>1635110149</text:p>
              </table:table-cell>
              <table:table-cell office:value-type="float" office:value="4850960">
                <text:p>485096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633266057">
                <text:p>1633266057</text:p>
              </table:table-cell>
              <table:table-cell office:value-type="float" office:value="4389241">
                <text:p>43892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653874627">
                <text:p>1653874627</text:p>
              </table:table-cell>
              <table:table-cell office:value-type="float" office:value="4466254">
                <text:p>446625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657661038">
                <text:p>1657661038</text:p>
              </table:table-cell>
              <table:table-cell office:value-type="float" office:value="4818889">
                <text:p>481888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856222428">
                <text:p>1856222428</text:p>
              </table:table-cell>
              <table:table-cell office:value-type="float" office:value="7460741">
                <text:p>74607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829115069">
                <text:p>1829115069</text:p>
              </table:table-cell>
              <table:table-cell office:value-type="float" office:value="7665212">
                <text:p>76652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77955684">
                <text:p>1977955684</text:p>
              </table:table-cell>
              <table:table-cell office:value-type="float" office:value="10994361">
                <text:p>1099436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690958478">
                <text:p>2690958478</text:p>
              </table:table-cell>
              <table:table-cell office:value-type="float" office:value="13786258">
                <text:p>1378625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365803106">
                <text:p>2365803106</text:p>
              </table:table-cell>
              <table:table-cell office:value-type="float" office:value="12503750">
                <text:p>12503750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072292877">
                <text:p>3072292877</text:p>
              </table:table-cell>
              <table:table-cell office:value-type="float" office:value="13136478">
                <text:p>13136478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560605394">
                <text:p>3560605394</text:p>
              </table:table-cell>
              <table:table-cell office:value-type="float" office:value="12709763">
                <text:p>12709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